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49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Wer?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Teilobjekte und Arbeitspakete</text:p>
          </table:table-cell>
          <table:table-cell table:style-name="ce1" office:value-type="string" calcext:value-type="string">
            <text:p>Summe (Personentage)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Simon</text:p>
          </table:table-cell>
        </table:table-row>
        <table:table-row table:style-name="ro1">
          <table:table-cell office:value-type="string" calcext:value-type="string">
            <text:p>1. Koordination und Organisation</text:p>
          </table:table-cell>
          <table:table-cell table:formula="of:=SUM([.C3:.D3])" office:value-type="float" office:value="7" calcext:value-type="float">
            <text:p>7</text:p>
          </table:table-cell>
          <table:table-cell table:formula="of:=SUM([.C4:.C7])" office:value-type="float" office:value="3" calcext:value-type="float">
            <text:p>3</text:p>
          </table:table-cell>
          <table:table-cell table:formula="of:=SUM([.D4:.D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1. Einrichten der Entwicklungsumgebung</text:p>
          </table:table-cell>
          <table:table-cell table:formula="of:=SUM([.C4:.D4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2. Einrichten des Dokumentationstemplates</text:p>
          </table:table-cell>
          <table:table-cell table:formula="of:=SUM([.C5:.D5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 Einrichten der Repositories</text:p>
          </table:table-cell>
          <table:table-cell table:formula="of:=SUM([.C6:.D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4. Zeitplanung</text:p>
          </table:table-cell>
          <table:table-cell table:formula="of:=SUM([.C7:.D7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Konzeption und Findung der Spielidee</text:p>
          </table:table-cell>
          <table:table-cell table:formula="of:=SUM([.C8:.D8])" office:value-type="float" office:value="7" calcext:value-type="float">
            <text:p>7</text:p>
          </table:table-cell>
          <table:table-cell table:formula="of:=SUM([.C9:.C11])" office:value-type="float" office:value="5" calcext:value-type="float">
            <text:p>5</text:p>
          </table:table-cell>
          <table:table-cell table:formula="of:=SUM([.D9:.D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.1. Findung der Spielidee</text:p>
          </table:table-cell>
          <table:table-cell table:formula="of:=SUM([.C9:.D9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2. Game Design Document</text:p>
          </table:table-cell>
          <table:table-cell table:formula="of:=SUM([.C10:.D10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3. Recherche zur Hardware</text:p>
          </table:table-cell>
          <table:table-cell table:formula="of:=SUM([.C11:.D11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Recherche</text:p>
          </table:table-cell>
          <table:table-cell table:formula="of:=SUM([.C12:.D12])" office:value-type="float" office:value="8" calcext:value-type="float">
            <text:p>8</text:p>
          </table:table-cell>
          <table:table-cell table:formula="of:=SUM([.C13:.C15])" office:value-type="float" office:value="5" calcext:value-type="float">
            <text:p>5</text:p>
          </table:table-cell>
          <table:table-cell table:formula="of:=SUM([.D13:.D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.1. Ähnliche Spielideen recherchieren</text:p>
          </table:table-cell>
          <table:table-cell table:formula="of:=SUM([.C13:.D13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2. Spiele mit ähnlichen Eingabegeräten recherchieren</text:p>
          </table:table-cell>
          <table:table-cell table:formula="of:=SUM([.C14:.D14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3. Geeignete Werkzeuge und Technologien</text:p>
          </table:table-cell>
          <table:table-cell table:formula="of:=SUM([.C15:.D15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Entwicklung des Spielgrundgerüsts</text:p>
          </table:table-cell>
          <table:table-cell table:formula="of:=SUM([.C16:.D16])" office:value-type="float" office:value="7" calcext:value-type="float">
            <text:p>7</text:p>
          </table:table-cell>
          <table:table-cell table:formula="of:=SUM([.C17:.C20])" office:value-type="float" office:value="4" calcext:value-type="float">
            <text:p>4</text:p>
          </table:table-cell>
          <table:table-cell table:formula="of:=SUM([.D17:.D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.1. Rudimentäres Leveldesign</text:p>
          </table:table-cell>
          <table:table-cell table:formula="of:=SUM([.C17:.D17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2. Einfache Steuerung per Tastatur</text:p>
          </table:table-cell>
          <table:table-cell table:formula="of:=SUM([.C18:.D18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3. Einfache graphische Darstellung</text:p>
          </table:table-cell>
          <table:table-cell table:formula="of:=SUM([.C19:.D19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4. Einfaches graphische Benutzerschnittstelle</text:p>
          </table:table-cell>
          <table:table-cell table:formula="of:=SUM([.C20:.D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 Leveldesign</text:p>
          </table:table-cell>
          <table:table-cell table:formula="of:=SUM([.C21:.D21])" office:value-type="float" office:value="21" calcext:value-type="float">
            <text:p>21</text:p>
          </table:table-cell>
          <table:table-cell table:formula="of:=SUM([.C22:.C24])" office:value-type="float" office:value="9" calcext:value-type="float">
            <text:p>9</text:p>
          </table:table-cell>
          <table:table-cell table:formula="of:=SUM([.D22:.D2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.1. Entwicklung eines Levelgesamtkonzepts</text:p>
          </table:table-cell>
          <table:table-cell table:formula="of:=SUM([.C22:.D22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.2. Gestaltung von Grundelementen für die Levels</text:p>
          </table:table-cell>
          <table:table-cell table:formula="of:=SUM([.C23:.D23])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.3. Erstellung einer größeren Anzahl Levels</text:p>
          </table:table-cell>
          <table:table-cell table:formula="of:=SUM([.C24:.D24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. Steuerung</text:p>
          </table:table-cell>
          <table:table-cell table:formula="of:=SUM([.C25:.D25])" office:value-type="float" office:value="15" calcext:value-type="float">
            <text:p>15</text:p>
          </table:table-cell>
          <table:table-cell table:formula="of:=SUM([.C26:.C28])" office:value-type="float" office:value="7" calcext:value-type="float">
            <text:p>7</text:p>
          </table:table-cell>
          <table:table-cell table:formula="of:=SUM([.D26:.D2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.1. Anbindung der Trittfrequenz</text:p>
          </table:table-cell>
          <table:table-cell table:formula="of:=SUM([.C26:.D26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2. Anbindung der Fahrradneigung</text:p>
          </table:table-cell>
          <table:table-cell table:formula="of:=SUM([.C27:.D27])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.3. Anbindung eines Aktionsbuttons</text:p>
          </table:table-cell>
          <table:table-cell table:formula="of:=SUM([.C28:.D28]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 Graphische Darstellung</text:p>
          </table:table-cell>
          <table:table-cell table:formula="of:=SUM([.C29:.D29])" office:value-type="float" office:value="17" calcext:value-type="float">
            <text:p>17</text:p>
          </table:table-cell>
          <table:table-cell table:formula="of:=SUM([.C30:.C32])" office:value-type="float" office:value="9" calcext:value-type="float">
            <text:p>9</text:p>
          </table:table-cell>
          <table:table-cell table:formula="of:=SUM([.D30:.D3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.1. Gestaltung von Models und Texturen</text:p>
          </table:table-cell>
          <table:table-cell table:formula="of:=SUM([.C30:.D30])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.2. Gestaltung der Spielumgebung</text:p>
          </table:table-cell>
          <table:table-cell table:formula="of:=SUM([.C31:.D31]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3. Gestaltung von Effekten</text:p>
          </table:table-cell>
          <table:table-cell table:formula="of:=SUM([.C32:.D32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 GUI</text:p>
          </table:table-cell>
          <table:table-cell table:formula="of:=SUM([.C33:.D33])" office:value-type="float" office:value="10" calcext:value-type="float">
            <text:p>10</text:p>
          </table:table-cell>
          <table:table-cell table:formula="of:=SUM([.C34:.C36])" office:value-type="float" office:value="4" calcext:value-type="float">
            <text:p>4</text:p>
          </table:table-cell>
          <table:table-cell table:formula="of:=SUM([.D34:.D3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.1. Entwicklung eines GUI Konzepts</text:p>
          </table:table-cell>
          <table:table-cell table:formula="of:=SUM([.C34:.D34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2. Gestaltung der GUI-Elemente</text:p>
          </table:table-cell>
          <table:table-cell table:formula="of:=SUM([.C35:.D35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.3. Implementierung der GUI im Spiel</text:p>
          </table:table-cell>
          <table:table-cell table:formula="of:=SUM([.C36:.D36]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. Benutzerdokumentation</text:p>
          </table:table-cell>
          <table:table-cell table:formula="of:=SUM([.C37:.D37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. Entwicklerdokumentation</text:p>
          </table:table-cell>
          <table:table-cell table:formula="of:=SUM([.C38:.D38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33];[.B29];[.B25];[.B21];[.B16];[.B12];[.B8];[.B3])" office:value-type="float" office:value="92" calcext:value-type="float">
            <text:p>92</text:p>
          </table:table-cell>
          <table:table-cell table:formula="of:=SUM([.C33];[.C29];[.C25];[.C21];[.C16];[.C12];[.C8];[.C3])" office:value-type="float" office:value="46" calcext:value-type="float">
            <text:p>46</text:p>
          </table:table-cell>
          <table:table-cell table:formula="of:=SUM([.D33];[.D29];[.D25];[.D21];[.D16];[.D12];[.D8];[.D3])"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5-28T16:42:54.205701027</meta:creation-date>
    <dc:date>2015-05-28T17:10:31.002750078</dc:date>
    <dc:creator>Simon </dc:creator>
    <meta:editing-duration>PT26M15S</meta:editing-duration>
    <meta:editing-cycles>5</meta:editing-cycles>
    <meta:generator>LibreOffice/4.2.8.2$Linux_X86_64 LibreOffice_project/420m0$Build-2</meta:generator>
    <meta:document-statistic meta:table-count="1" meta:cell-count="153" meta:object-count="0"/>
  </office:meta>
</office:document-meta>
</file>